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otted" svg:stroke-width="0.203cm" svg:stroke-color="#000000" draw:marker-start-width="0.503cm" draw:marker-end-width="0.503cm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2.67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28cm"/>
    </style:style>
    <style:style style:name="gr9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928cm"/>
    </style:style>
    <style:style style:name="gr11" style:family="graphic" style:parent-style-name="standard">
      <style:graphic-properties svg:stroke-color="#000000" draw:fill="hatch" draw:fill-color="#ffffff" draw:fill-hatch-name="Black_20_-45_20_Degrees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356cm" svg:stroke-color="#000000" draw:marker-start-width="0.731cm" draw:marker-end-width="0.731cm" draw:fill="none" draw:fill-color="#ffffff" draw:textarea-vertical-align="middle" fo:padding-top="0.3cm" fo:padding-bottom="0.3cm" fo:padding-left="0.425cm" fo:padding-right="0.425cm"/>
    </style:style>
    <style:style style:name="gr16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Arial" fo:font-size="24pt" style:font-size-asian="24pt" style:font-size-complex="24pt"/>
    </style:style>
    <style:style style:name="P3" style:family="paragraph">
      <style:paragraph-properties fo:text-align="center"/>
      <style:text-properties style:font-name="Arial" fo:font-size="24pt" style:font-size-asian="24pt" style:font-size-complex="24pt"/>
    </style:style>
    <style:style style:name="P4" style:family="paragraph">
      <style:text-properties style:font-name="Arial" fo:font-size="24pt" style:font-size-asian="24pt" style:font-size-complex="24pt"/>
    </style:style>
    <style:style style:name="P5" style:family="paragraph">
      <style:paragraph-properties fo:text-align="center"/>
      <style:text-properties style:font-name="Arial"/>
    </style:style>
    <style:style style:name="P6" style:family="paragraph">
      <style:text-properties style:font-name="Arial"/>
    </style:style>
    <style:style style:name="T1" style:family="text">
      <style:text-properties fo:color="#ffffff" style:font-name="Arial" fo:font-size="24pt" style:font-size-asian="24pt" style:font-size-complex="24pt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795cm" svg:height="2.794cm" svg:x="10.166cm" svg:y="17.256cm">
          <text:p text:style-name="P1"><text:span text:style-name="T1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0.795cm" svg:height="2.921cm" svg:x="10.166cm" svg:y="14.356cm">
          <text:p text:style-name="P1"><text:span text:style-name="T1">Memory Mapped</text:span></text:p>
          <text:p text:style-name="P1"><text:span text:style-name="T1">I/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10.795cm" svg:height="2.921cm" svg:x="10.166cm" svg:y="8.556cm">
          <text:p text:style-name="P1"><text:span text:style-name="T1">Second App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10.795cm" svg:height="2.921cm" svg:x="10.166cm" svg:y="2.056cm">
          <text:p text:style-name="P1"><text:span text:style-name="T1">Kernel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5.563cm" svg:y1="4.977cm" svg:x2="15.563cm" svg:y2="8.556cm" draw:start-shape="id1" draw:start-glue-point="2" draw:end-shape="id2" draw:end-glue-point="0" svg:d="M15563 4977v3579" svg:viewBox="0 0 1 3580">
          <text:p/>
        </draw:connector>
        <draw:custom-shape draw:style-name="gr3" draw:text-style-name="P3" draw:layer="layout" svg:width="10.795cm" svg:height="2.879cm" svg:x="10.166cm" svg:y="11.456cm">
          <text:p text:style-name="P1"><text:span text:style-name="T2">First App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1.451cm" svg:height="2.894cm" svg:x="10.193cm" svg:y="11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1.905cm" svg:height="2.794cm" svg:x="17.698cm" svg:y="1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xml:id="id3" draw:id="id3" draw:layer="layout" svg:width="4.075cm" svg:height="1.343cm" svg:x="21.318cm" svg:y="18.018cm">
          <draw:text-box>
            <text:p><text:span text:style-name="T2">App code</text:span></text:p>
          </draw:text-box>
        </draw:frame>
        <draw:connector draw:style-name="gr7" draw:text-style-name="P1" draw:layer="layout" draw:type="lines" svg:x1="21.318cm" svg:y1="18.689cm" svg:x2="19.603cm" svg:y2="18.653cm" draw:start-shape="id3" draw:start-glue-point="3" draw:end-shape="id4" draw:end-glue-point="1" svg:d="M21318 18689h-500l-715-36h-500" svg:viewBox="0 0 1716 37">
          <text:p/>
        </draw:connector>
        <draw:frame draw:style-name="gr8" draw:text-style-name="P4" xml:id="id5" draw:id="id5" draw:layer="layout" svg:width="6.259cm" svg:height="2.139cm" svg:x="2.414cm" svg:y="11.846cm">
          <draw:text-box>
            <text:p><text:span text:style-name="T2">App specific</text:span></text:p>
            <text:p><text:span text:style-name="T2">Kernel memory</text:span></text:p>
          </draw:text-box>
        </draw:frame>
        <draw:connector draw:style-name="gr7" draw:text-style-name="P1" draw:layer="layout" draw:type="lines" svg:x1="8.673cm" svg:y1="12.915cm" svg:x2="10.193cm" svg:y2="12.888cm" draw:start-shape="id5" draw:start-glue-point="1" draw:end-shape="id6" draw:end-glue-point="3" svg:d="M8673 12915h500l518-27h502" svg:viewBox="0 0 1521 28">
          <text:p/>
        </draw:connector>
        <draw:custom-shape draw:style-name="gr9" draw:text-style-name="P1" draw:layer="layout" svg:width="1.905cm" svg:height="2.794cm" svg:x="17.698cm" svg:y="1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038cm" svg:height="2.921cm" svg:x="19.796cm" svg:y="14.33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8" draw:id="id8" draw:layer="layout" svg:width="1.038cm" svg:height="2.921cm" svg:x="19.796cm" svg:y="14.33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xml:id="id7" draw:id="id7" draw:layer="layout" svg:width="3.177cm" svg:height="1.343cm" svg:x="22.218cm" svg:y="15.119cm">
          <draw:text-box>
            <text:p><text:span text:style-name="T2">TRNG</text:span></text:p>
          </draw:text-box>
        </draw:frame>
        <draw:connector draw:style-name="gr7" draw:text-style-name="P1" draw:layer="layout" draw:type="lines" svg:x1="22.218cm" svg:y1="15.79cm" svg:x2="20.834cm" svg:y2="15.795cm" draw:start-shape="id7" draw:start-glue-point="3" draw:end-shape="id8" draw:end-glue-point="1" svg:d="M22218 15790h-500l-383 5h-501" svg:viewBox="0 0 1385 6">
          <text:p/>
        </draw:connector>
        <draw:frame draw:style-name="gr10" draw:text-style-name="P4" draw:layer="layout" svg:width="5.428cm" svg:height="1.332cm" svg:x="5.015cm" svg:y="19.288cm">
          <draw:text-box>
            <text:p><text:span text:style-name="T2">low address</text:span></text:p>
          </draw:text-box>
        </draw:frame>
        <draw:frame draw:style-name="gr10" draw:text-style-name="P4" draw:layer="layout" svg:width="5.428cm" svg:height="1.332cm" svg:x="4.716cm" svg:y="1.588cm">
          <draw:text-box>
            <text:p><text:span text:style-name="T2">high address</text:span></text:p>
          </draw:text-box>
        </draw:frame>
      </draw:page>
      <draw:page draw:name="page2" draw:style-name="dp1" draw:master-page-name="Default">
        <draw:custom-shape draw:style-name="gr11" draw:text-style-name="P5" xml:id="id14" draw:id="id14" draw:layer="layout" svg:width="5.131cm" svg:height="4.781cm" svg:x="11.443cm" svg:y="3.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xml:id="id13" draw:id="id13" draw:layer="layout" svg:width="5.131cm" svg:height="4.781cm" svg:x="6.026cm" svg:y="4.7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10" draw:id="id10" draw:layer="layout" svg:width="15.367cm" svg:height="5.596cm" svg:x="6.715cm" svg:y="12.295cm">
          <text:p text:style-name="P3"><text:span text:style-name="T2">Device Drivers</text:span></text:p>
          <text:p text:style-name="P3"><text:span text:style-name="T2">(Rust language sandbox)</text:span></text:p>
          <draw:enhanced-geometry svg:viewBox="0 0 21600 21600" draw:type="rectangle" draw:enhanced-path="M 0 0 L 21600 0 21600 21600 0 21600 0 0 Z N"/>
        </draw:custom-shape>
        <draw:frame draw:style-name="gr13" draw:text-style-name="P4" xml:id="id9" draw:id="id9" draw:layer="layout" svg:width="2.242cm" svg:height="1.195cm" svg:x="2.578cm" svg:y="15.605cm">
          <draw:text-box>
            <text:p text:style-name="P6"><text:span text:style-name="T3">Rust</text:span></text:p>
          </draw:text-box>
        </draw:frame>
        <draw:connector draw:style-name="gr7" draw:text-style-name="P5" draw:layer="layout" svg:x1="4.82cm" svg:y1="16.202cm" svg:x2="14.398cm" svg:y2="12.295cm" draw:start-shape="id9" draw:start-glue-point="1" draw:end-shape="id10" draw:end-glue-point="0" svg:d="M4820 16202h947v-4408h8631v501" svg:viewBox="0 0 9579 4409">
          <text:p/>
        </draw:connector>
        <draw:custom-shape draw:style-name="gr14" draw:text-style-name="P3" draw:layer="layout" svg:width="4.081cm" svg:height="4.081cm" svg:x="6.517cm" svg:y="5.145cm">
          <text:p text:style-name="P3"><text:span text:style-name="T3">App1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4.081cm" svg:height="4.081cm" svg:x="11.948cm" svg:y="4.177cm">
          <text:p text:style-name="P3"><text:span text:style-name="T3">App2.l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2" draw:id="id12" draw:layer="layout" svg:width="5.131cm" svg:height="4.781cm" svg:x="16.768cm" svg:y="4.7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081cm" svg:height="4.081cm" svg:x="17.312cm" svg:y="5.145cm">
          <text:p text:style-name="P3"><text:span text:style-name="T3">App3.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5.953cm" svg:y1="10.652cm" svg:x2="22.463cm" svg:y2="10.652cm">
          <text:p/>
        </draw:line>
        <draw:frame draw:style-name="gr13" draw:text-style-name="P3" draw:layer="layout" svg:width="3.8cm" svg:height="2.139cm" svg:x="1.87cm" svg:y="9.598cm">
          <draw:text-box>
            <text:p text:style-name="P3"><text:span text:style-name="T3">Syscall</text:span></text:p>
            <text:p text:style-name="P3"><text:span text:style-name="T3">Interface</text:span></text:p>
          </draw:text-box>
        </draw:frame>
        <draw:custom-shape draw:style-name="gr14" draw:text-style-name="P3" draw:layer="layout" svg:width="15.367cm" svg:height="2.282cm" svg:x="6.715cm" svg:y="17.895cm">
          <text:p text:style-name="P3"><text:span text:style-name="T2">Kernel Core</text:span></text:p>
          <draw:enhanced-geometry svg:viewBox="0 0 21600 21600" draw:type="rectangle" draw:enhanced-path="M 0 0 L 21600 0 21600 21600 0 21600 0 0 Z N"/>
        </draw:custom-shape>
        <draw:frame draw:style-name="gr13" draw:text-style-name="P4" xml:id="id11" draw:id="id11" draw:layer="layout" svg:width="4.172cm" svg:height="2.139cm" svg:x="1.924cm" svg:y="2.143cm">
          <draw:text-box>
            <text:p text:style-name="P6"><text:span text:style-name="T3">Hardware</text:span></text:p>
            <text:p text:style-name="P6"><text:span text:style-name="T3">Sandbox</text:span></text:p>
          </draw:text-box>
        </draw:frame>
        <draw:connector draw:style-name="gr16" draw:text-style-name="P5" draw:layer="layout" svg:x1="6.096cm" svg:y1="3.212cm" svg:x2="19.333cm" svg:y2="4.728cm" draw:start-shape="id11" draw:start-glue-point="1" draw:end-shape="id12" draw:end-glue-point="0" svg:d="M6096 3212h13237v1516" svg:viewBox="0 0 13238 1517">
          <text:p/>
        </draw:connector>
        <draw:connector draw:style-name="gr16" draw:text-style-name="P5" draw:layer="layout" svg:x1="6.096cm" svg:y1="3.212cm" svg:x2="8.591cm" svg:y2="4.728cm" draw:start-shape="id11" draw:start-glue-point="1" draw:end-shape="id13" draw:end-glue-point="0" svg:d="M6096 3212h2495v1516" svg:viewBox="0 0 2496 1517">
          <text:p/>
        </draw:connector>
        <draw:connector draw:style-name="gr16" draw:text-style-name="P5" draw:layer="layout" svg:x1="6.096cm" svg:y1="3.212cm" svg:x2="14.008cm" svg:y2="3.81cm" draw:start-shape="id11" draw:start-glue-point="1" draw:end-shape="id14" draw:end-glue-point="0" svg:d="M6096 3212h7912v598" svg:viewBox="0 0 7913 5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it Levy</meta:initial-creator>
    <meta:creation-date>2015-01-07T17:07:50.416157374</meta:creation-date>
    <dc:date>2015-01-09T09:27:16.886391718</dc:date>
    <dc:creator>Amit Levy</dc:creator>
    <meta:editing-duration>PT5H12M36S</meta:editing-duration>
    <meta:editing-cycles>7</meta:editing-cycles>
    <meta:generator>LibreOffice/4.2.8.2$Linux_X86_64 LibreOffice_project/420m0$Build-2</meta:generator>
    <meta:document-statistic meta:object-count="35"/>
  </office:meta>
</office:document-meta>
</file>